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upport.declarePrefix( String prefix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spaceSupport.NamespaceSupport( Namespac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Suppor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paceSupport.getAllPrefix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spaceSupport.getPrefix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Support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upport.push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upport.getDeclaredPrefix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Namespac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amespaceSupport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containsPrefix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upport.getDeclaredPrefix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es.Prefixes( String [ ] prefixes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es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fixe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fixes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